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20cf33" officeooo:paragraph-rsid="0020cf33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20c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09150338" text:style-name="Outline">
        <text:list-item>
          <text:h text:style-name="P4" text:outline-level="1">Semantica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text:tab/><text:a xlink:type="simple" xlink:href="https://www.didierboelens.com/2018/07/semantics/" text:style-name="Internet_20_link" text:visited-style-name="Visited_20_Internet_20_Link"><text:span text:style-name="T4">Semantica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8-10-26T16:32:15.695000000</meta:creation-date>
    <meta:editing-duration>PT1M29S</meta:editing-duration>
    <meta:generator>LibreOffice/6.1.0.3$Windows_X86_64 LibreOffice_project/efb621ed25068d70781dc026f7e9c5187a4decd1</meta:generator>
    <dc:date>2018-10-26T16:33:43.103000000</dc:date>
    <meta:document-statistic meta:table-count="0" meta:image-count="0" meta:object-count="0" meta:page-count="2" meta:paragraph-count="9" meta:word-count="17" meta:character-count="138" meta:non-whitespace-character-count="1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